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ALB31</text:p></draw:rect><draw:rect text:anchor-type="paragraph" draw:z-index="3" draw:style-name="gr1" draw:text-style-name="P3" svg:width="3.652cm" svg:height="1.123cm" svg:x="13.425cm" svg:y="0.416cm"><text:p text:style-name="P3">24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CSS and HTML Changes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6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No ability to reach the selling page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ALB31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Auction tab added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31:26.95</dc:date>
    <meta:editing-duration>PT6H14M36S</meta:editing-duration>
    <meta:editing-cycles>23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